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60d2" officeooo:paragraph-rsid="001d60d2" style:font-size-asian="12pt" style:font-name-complex="B Nazanin" style:font-size-complex="12pt"/>
    </style:style>
    <style:style style:name="P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80c4" officeooo:paragraph-rsid="001d80c4" style:font-size-asian="12pt" style:font-name-complex="B Nazanin" style:font-size-complex="12pt"/>
    </style:style>
    <style:style style:name="P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e4262" officeooo:paragraph-rsid="001f627a" style:font-size-asian="12pt" style:font-name-complex="B Nazanin" style:font-size-complex="12pt"/>
    </style:style>
    <style:style style:name="P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05740" officeooo:paragraph-rsid="00205740" style:font-size-asian="12pt" style:font-name-complex="B Nazanin" style:font-size-complex="12pt"/>
    </style:style>
    <style:style style:name="P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16d87" officeooo:paragraph-rsid="00216d87" style:font-size-asian="12pt" style:font-name-complex="B Nazanin" style:font-size-complex="12pt"/>
    </style:style>
    <style:style style:name="P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906d" officeooo:paragraph-rsid="0023906d" style:font-size-asian="12pt" style:font-name-complex="B Nazanin" style:font-size-complex="12pt"/>
    </style:style>
    <style:style style:name="P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16d87" officeooo:paragraph-rsid="00216d87" style:font-size-asian="12pt" style:font-weight-asian="normal" style:font-name-complex="B Nazanin" style:font-size-complex="12pt" style:font-weight-complex="normal"/>
    </style:style>
    <style:style style:name="P1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2d22" officeooo:paragraph-rsid="00232d22" style:font-size-asian="12pt" style:font-weight-asian="normal" style:font-name-complex="B Nazanin" style:font-size-complex="12pt" style:font-weight-complex="normal"/>
    </style:style>
    <style:style style:name="P1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3906d" style:font-size-asian="12pt" style:font-weight-asian="normal" style:font-name-complex="B Nazanin" style:font-size-complex="12pt" style:font-weight-complex="normal"/>
    </style:style>
    <style:style style:name="P1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62b06" style:font-size-asian="12pt" style:font-weight-asian="normal" style:font-name-complex="B Nazanin" style:font-size-complex="12pt" style:font-weight-complex="normal"/>
    </style:style>
    <style:style style:name="P1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62b06" style:font-size-asian="12pt" style:font-weight-asian="bold" style:font-name-complex="B Nazanin" style:font-size-complex="12pt" style:font-weight-complex="bold"/>
    </style:style>
    <style:style style:name="P1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76643" style:font-size-asian="12pt" style:font-weight-asian="bold" style:font-name-complex="B Nazanin" style:font-size-complex="12pt" style:font-weight-complex="bold"/>
    </style:style>
    <style:style style:name="P1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76643" officeooo:paragraph-rsid="00276643" style:font-size-asian="12pt" style:font-weight-asian="bold" style:font-name-complex="B Nazanin" style:font-size-complex="12pt" style:font-weight-complex="bold"/>
    </style:style>
    <style:style style:name="P1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145f" officeooo:paragraph-rsid="0028145f" style:font-size-asian="12pt" style:font-weight-asian="bold" style:font-name-complex="B Nazanin" style:font-size-complex="12pt" style:font-weight-complex="bold"/>
    </style:style>
    <style:style style:name="P1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e8df" officeooo:paragraph-rsid="0028e8df" style:font-size-asian="12pt" style:font-weight-asian="bold" style:font-name-complex="B Nazanin" style:font-size-complex="12pt" style:font-weight-complex="bold"/>
    </style:style>
    <style:style style:name="P18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1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2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2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fbe6" officeooo:paragraph-rsid="002bfbe6" style:font-size-asian="12pt" style:font-weight-asian="bold" style:font-name-complex="B Nazanin" style:font-size-complex="12pt" style:font-weight-complex="bold"/>
    </style:style>
    <style:style style:name="P2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d81ee" officeooo:paragraph-rsid="002d81ee" style:font-size-asian="12pt" style:font-weight-asian="bold" style:font-name-complex="B Nazanin" style:font-size-complex="12pt" style:font-weight-complex="bold"/>
    </style:style>
    <style:style style:name="P2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4" style:family="paragraph" style:parent-style-name="Standard">
      <style:paragraph-properties fo:line-height="200%" fo:text-align="start" style:justify-single-word="false" style:writing-mode="lr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5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6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310f34" officeooo:paragraph-rsid="00310f34" style:font-size-asian="12pt" style:font-weight-asian="bold" style:font-name-complex="B Nazanin" style:font-size-complex="12pt" style:font-weight-complex="bold"/>
    </style:style>
    <style:style style:name="P27" style:family="paragraph" style:parent-style-name="Standard">
      <style:paragraph-properties fo:line-height="200%" fo:text-align="end" style:justify-single-word="false" fo:break-before="page" style:writing-mode="rl-tb"/>
      <style:text-properties fo:font-size="12pt" officeooo:paragraph-rsid="00315453" style:font-size-asian="12pt" style:font-size-complex="12pt"/>
    </style:style>
    <style:style style:name="P28" style:family="paragraph" style:parent-style-name="Standard">
      <style:paragraph-properties fo:line-height="200%" fo:text-align="end" style:justify-single-word="false" style:writing-mode="rl-tb"/>
      <style:text-properties fo:font-size="12pt" officeooo:rsid="00315453" officeooo:paragraph-rsid="00315453" style:font-size-asian="12pt" style:font-size-complex="12pt"/>
    </style:style>
    <style:style style:name="P29" style:family="paragraph" style:parent-style-name="Standard">
      <style:paragraph-properties fo:line-height="200%" fo:text-align="end" style:justify-single-word="false" style:writing-mode="rl-tb"/>
      <style:text-properties fo:font-size="12pt" officeooo:rsid="00316bf7" officeooo:paragraph-rsid="00316bf7" style:font-size-asian="12pt" style:font-size-complex="12pt"/>
    </style:style>
    <style:style style:name="P30" style:family="paragraph" style:parent-style-name="Standard">
      <style:paragraph-properties fo:line-height="200%" fo:text-align="end" style:justify-single-word="false" style:writing-mode="rl-tb"/>
      <style:text-properties fo:font-size="12pt" officeooo:rsid="00332955" officeooo:paragraph-rsid="00332955" style:font-size-asian="12pt" style:font-size-complex="12pt"/>
    </style:style>
    <style:style style:name="P31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5277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7163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71630" officeooo:paragraph-rsid="0037163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8ef2e" officeooo:paragraph-rsid="0039657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9657a" officeooo:paragraph-rsid="0039657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3d8a30" officeooo:paragraph-rsid="003d8a3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d8a30" officeooo:paragraph-rsid="003d8a3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17fe" officeooo:paragraph-rsid="004317fe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40" style:family="paragraph" style:parent-style-name="Standard" style:list-style-name="L1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3fe6b" officeooo:paragraph-rsid="0043fe6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fe6b" officeooo:paragraph-rsid="0043fe6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bb0f" officeooo:paragraph-rsid="0044bb0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55cc4" officeooo:paragraph-rsid="00455cc4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d8a30" officeooo:paragraph-rsid="004317f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f2881" officeooo:paragraph-rsid="003f288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0c991" officeooo:paragraph-rsid="0040c99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4155" officeooo:paragraph-rsid="0042415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b29e" officeooo:paragraph-rsid="0042b29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17fe" officeooo:paragraph-rsid="004317f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fe6b" officeooo:paragraph-rsid="0043fe6b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487d2" officeooo:paragraph-rsid="004487d2" style:font-size-asian="12pt" style:font-weight-asian="normal" style:font-size-complex="12pt" style:font-weight-complex="normal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officeooo:rsid="00262b06"/>
    </style:style>
    <style:style style:name="T13" style:family="text">
      <style:text-properties style:font-name="B Nazanin" style:text-underline-style="none" fo:font-weight="normal" style:font-weight-asian="normal" style:font-weight-complex="normal"/>
    </style:style>
    <style:style style:name="T14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5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6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20" style:family="text">
      <style:text-properties style:font-name="B Nazanin" style:text-underline-style="none" fo:font-weight="normal" officeooo:rsid="003d8a30" style:font-weight-asian="normal" style:font-name-complex="B Nazanin" style:font-weight-complex="normal"/>
    </style:style>
    <style:style style:name="T21" style:family="text">
      <style:text-properties style:font-name="B Nazanin" style:text-underline-style="none" style:font-name-complex="B Nazanin"/>
    </style:style>
    <style:style style:name="T22" style:family="text">
      <style:text-properties style:font-name="B Nazanin" style:text-underline-style="none" officeooo:rsid="00315453" style:font-name-complex="B Nazanin"/>
    </style:style>
    <style:style style:name="T23" style:family="text">
      <style:text-properties style:font-name="B Nazanin" style:text-underline-style="none" officeooo:rsid="003d8a30" style:font-name-complex="B Nazanin"/>
    </style:style>
    <style:style style:name="T24" style:family="text">
      <style:text-properties style:font-name="B Nazanin" style:text-underline-style="none" officeooo:rsid="00424155" style:font-name-complex="B Nazanin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76643" style:font-weight-asian="normal" style:font-weight-complex="normal"/>
    </style:style>
    <style:style style:name="T27" style:family="text">
      <style:text-properties style:text-underline-style="none" fo:font-weight="normal" officeooo:rsid="002b2394" style:font-weight-asian="normal" style:font-weight-complex="normal"/>
    </style:style>
    <style:style style:name="T28" style:family="text">
      <style:text-properties style:text-underline-style="none" fo:font-weight="normal" officeooo:rsid="002bfbe6" style:font-weight-asian="normal" style:font-weight-complex="normal"/>
    </style:style>
    <style:style style:name="T29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30" style:family="text">
      <style:text-properties style:font-name="Noto Sans" fo:font-weight="normal" style:font-weight-asian="normal" style:font-weight-complex="normal"/>
    </style:style>
    <style:style style:name="T31" style:family="text">
      <style:text-properties style:font-name="Noto Sans" fo:font-weight="normal" officeooo:rsid="00216d87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31">f=kqq’/r^2 </text:span><text:span text:style-name="T7">) )</text:span></text:p>
      <text:p text:style-name="P9">تمرین: روند تغییرات را در مورد سه روند تناوبی ذکر شده در کتاب در طرح‌های روبه‌رو مشخص نمایید:</text:p>
      <text:p text:style-name="P5"/>
      <text:p text:style-name="P6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10">هر چه شعاع اتم بزرگ‌تر باشد، اندازه آن بزرگ‌تر است.</text:p>
      <text:p text:style-name="P7"/>
      <text:p text:style-name="P11">روند تغییرات شعاع اتمی</text:p>
      <text:p text:style-name="P8"/>
      <text:p text:style-name="P8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8"><text:span text:style-name="T6">( </text:span><text:span text:style-name="T3">دلیل: طبق قانون کولن: </text:span><text:span text:style-name="T30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8"/>
      <text:p text:style-name="P12">در تناوب: <text:span text:style-name="T12">از چپ به راست </text:span><text:span text:style-name="T1">ـــــ </text:span><text:span text:style-name="T12">می‌شود. دلیل: در هر دوره، تعداد </text:span><text:span text:style-name="T1">ـــــ </text:span><text:span text:style-name="T12">ثابت است اما قدرت </text:span><text:span text:style-name="T1">ـــــ </text:span><text:span text:style-name="T12">از چپ به راست بیشتر می‌شود.</text:span></text:p>
      <text:p text:style-name="P13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4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25"> و </text:span><text:span text:style-name="T10"><text:s/>ثاب</text:span><text:span text:style-name="T11">ت</text:span><text:span text:style-name="T25"> دریا</text:span><text:span text:style-name="T26">فت ـــــ که افزایش الکترون‌ها بر آن مؤثر ـــــ . ( «نیرو»، مانند «انرژی» نیست و تقسیم نمی‌شود. )</text:span></text:p>
      <text:p text:style-name="P15"><text:span text:style-name="T25">نتیجه: هر هر دوره از چپ به راست، با افزایش تعداد پروتون‌ها، هر الکترون، جاذبه ـــــ دریافت می‌کند.</text:span></text:p>
      <text:p text:style-name="P15"><text:span text:style-name="T25"/></text:p>
      <text:p text:style-name="P16"><text:span text:style-name="T25">بررسی نمودار ۱ ص ۱۳:</text:span></text:p>
      <text:p text:style-name="P16"><text:span text:style-name="T25">نکته ۱: در تناوب </text:span><text:span text:style-name="T26">ـــــ </text:span><text:span text:style-name="T25">از چپ به راست، شعاع اتمی عنصر‌ها کاهش می‌یابد.</text:span></text:p>
      <text:p text:style-name="P16"><text:span text:style-name="T25">نکته ۲: بیشترین تفاوت شعاع، بین عنصر‌های گروه‌های </text:span><text:span text:style-name="T26">ـــــ </text:span><text:span text:style-name="T25">و</text:span><text:span text:style-name="T26"> ـــــ </text:span><text:span text:style-name="T25">است. ( عنصر‌های </text:span><text:span text:style-name="T26">ـــــ </text:span><text:span text:style-name="T25">و </text:span><text:span text:style-name="T26">ـــــ </text:span><text:span text:style-name="T25">)</text:span></text:p>
      <text:p text:style-name="P16"><text:span text:style-name="T25">نکته ۳: تفاوت شعاع عناصر ( در تناوب ۳ ): بین نافلز‌ها <text:s text:c="9"/>بین فلز‌ها</text:span></text:p>
      <text:p text:style-name="P16"><text:span text:style-name="T25">( یعنی روند تغییرات شعاع، در اوایل/اواخر تناوب سوم، چشمگیر‌تر است. )</text:span></text:p>
      <text:p text:style-name="P16"><text:span text:style-name="T25"/></text:p>
      <text:p text:style-name="P17"><text:span text:style-name="T25">مقایسته تغییرات شعاع و واکنش‌پذیری عنصر‌های گروه ۱، ۲ و ۱۷</text:span></text:p>
      <text:p text:style-name="P18"><text:span text:style-name="T25">با هم بی‌اندیشیم ص ۱۲: ۱) ـــــ آسانتر الکترون از دست می‌دهد، چون شعاع ـــــ دارد.</text:span></text:p>
      <text:p text:style-name="P19"><text:span text:style-name="T25">۲) بله/خیر، چون شدت واکنش ـــــ با گاز کلر، بیشتر است. ( ـــــ تر به کلر الکترون می‌دهد. )</text:span></text:p>
      <text:p text:style-name="P20"><text:span text:style-name="T25">در واکنش لیتیم و پتاسیم به ترتیب نور ـــــ ، ـــــ و ـــــ ایجاد می‌شود </text:span><text:span text:style-name="T28">( رنگ نور ایجاد شده، با رنگ شعله این ۳ عنصر، یکسان </text:span><text:span text:style-name="T25">ـــــ </text:span><text:span text:style-name="T28">)</text:span></text:p>
      <text:p text:style-name="P21"><text:span text:style-name="T25">انرژی نور </text:span><text:span text:style-name="T27">ـــــ &gt; ـــــ &gt; ـــــ</text:span></text:p>
      <text:p text:style-name="P21"><text:span text:style-name="T27">۳</text:span><text:span text:style-name="T25">) بله/خیر، هرچه شعاع اتمی فلز بزرگ‌تر باشد، </text:span><text:span text:style-name="T27">ـــــ </text:span><text:span text:style-name="T25">تر الکترون از دست می‌دهد، چون:</text:span></text:p>
      <text:p text:style-name="P22"><text:span text:style-name="T25">الکترون(های) بیرونی از هسته </text:span><text:span text:style-name="T27">ـــــ </text:span><text:span text:style-name="T25">و نیروی هسته بر آن(ها) </text:span><text:span text:style-name="T27">ـــــ </text:span><text:span text:style-name="T25">است. ( در فلز‌های گروه‌های اصلی )</text:span></text:p>
      <text:p text:style-name="P23"><text:span text:style-name="T25">واکنش فلز قلیایی </text:span><text:span text:style-name="T29">(M)</text:span><text:span text:style-name="T25"> با گاز کلر:</text:span></text:p>
      <text:p text:style-name="P23"><text:span text:style-name="T25"/></text:p>
      <text:p text:style-name="P23"><text:span text:style-name="T25">واکنش‌پذیری: </text:span><text:span text:style-name="T27">ـــــ &gt; ـــــ &gt; ـــــ</text:span></text:p>
      <text:p text:style-name="P23"><text:span text:style-name="T27"/></text:p>
      <text:p text:style-name="P23"><text:span text:style-name="T27">و</text:span><text:span text:style-name="T25">اکنش فلز قلیایی خاکی (M’) با گاز کلر:</text:span></text:p>
      <text:p text:style-name="P23"><text:span text:style-name="T25"/></text:p>
      <text:p text:style-name="P23"><text:span text:style-name="T25">واکنش‌پذیری: </text:span><text:span text:style-name="T27">ـــــ &gt; ـــــ &gt; ـــــ</text:span></text:p>
      <text:p text:style-name="P23"><text:span text:style-name="T27">و</text:span><text:span text:style-name="T25">اکنش‌پذیزی: فلز قلیایی <text:s text:c="7"/>فلز قلیایی خاکی ( هم تناوب )</text:span></text:p>
      <text:p text:style-name="P23"><text:span text:style-name="T25">دلیل: تعداد لایه </text:span><text:span text:style-name="T27">ـــــ </text:span><text:span text:style-name="T25">اما هسته عنصر‌های گروه </text:span><text:span text:style-name="T27">ـــــ </text:span><text:span text:style-name="T25">قوی‌تر</text:span></text:p>
      <text:p text:style-name="P24"><text:span text:style-name="T25">M → M+</text:span></text:p>
      <text:p text:style-name="P24"><text:span text:style-name="T25">M’ → M’2+</text:span></text:p>
      <text:p text:style-name="P25"><text:span text:style-name="T25">تمرین: واکنش‌پذیری عنصر‌های دارای اعداد اتمی ۱۱، ۱۲ و ۱۳ را مقایسه کنید: </text:span><text:span text:style-name="T14">ـــــ &lt; ـــــ &lt; ـــــ</text:span></text:p>
      <text:p text:style-name="P25"><text:span text:style-name="T14">ت</text:span><text:span text:style-name="T13">ذکر مهم: واکنش‌پذیری عنصر‌های واسطه، در مواردی </text:span><text:span text:style-name="T15">از نظام گفته شده، پیروی نمی‌کند.</text:span></text:p>
      <text:p text:style-name="P26">نکته مهم‌تر<text:span text:style-name="T3">: </text:span><text:span text:style-name="T13">در گروه‌های اصلی، استحکام فلز با واکنش‌پذیری آن، رابطه </text:span><text:span text:style-name="T14">ـــــ </text:span><text:span text:style-name="T13">داردو</text:span></text:p>
      <text:p text:style-name="P26"><text:span text:style-name="T13">نتیجه؛<text:tab/><text:tab/>واکنش‌پذیری: فلز‌های اصلی<text:tab/><text:tab/><text:tab/>فلز‌های واسطه</text:span></text:p>
      <text:p text:style-name="P26"><text:span text:style-name="T13"><text:tab/><text:tab/>استحکام: فلز‌های اصلی<text:tab/><text:tab/><text:tab/>فلز‌های واسطه</text:span></text:p>
      <text:p text:style-name="P26"><text:span text:style-name="T13"/></text:p>
      <text:p text:style-name="P27"><text:span text:style-name="T17">در گروه ۱، از بالا به پایین، «خاصیت فلزی </text:span><text:span text:style-name="T13">≡</text:span><text:span text:style-name="T17"> واکنش‌پذیری» ـــــ می‌شود.</text:span></text:p>
      <text:p text:style-name="P28"><text:span text:style-name="T16">در گروه ۱۷، از بالا به پایین، «خاصیت ـــــ ≡ واکنش‌پذیری» ـــــ می‌شود.</text:span></text:p>
      <text:p text:style-name="P28"><text:span text:style-name="T16">به علت ـــــ شدن اثر هسته بر لایه بیرونی از بالا به پایین</text:span></text:p>
      <text:p text:style-name="P29"><text:span text:style-name="T16">واکنش‌پذیری*: </text:span><text:span text:style-name="T17">ـــــ &lt; ـــــ &lt; ـــــ</text:span></text:p>
      <text:p text:style-name="P29"><text:span text:style-name="T17">د</text:span><text:span text:style-name="T16">ر تولید لامپ چراغ‌های جلو خودرو از </text:span><text:span text:style-name="T17">ـــــ </text:span><text:span text:style-name="T16">استفاده می‌شود.</text:span></text:p>
      <text:p text:style-name="P30"><text:span text:style-name="T16">ت) با افزایش شعاع، خاصیت نافلزی </text:span><text:span text:style-name="T17">ـــــ </text:span><text:span text:style-name="T16">می‌شود.</text:span></text:p>
      <text:p text:style-name="P30"><text:span text:style-name="T16">* دلیل: در گروه نافلزی؛ شعاع کمتر ← فاصله هسته تا لایه بیرونی </text:span><text:span text:style-name="T17">ـــــ ← </text:span><text:span text:style-name="T16">گرفتن الکترون، </text:span><text:span text:style-name="T17">ـــــ</text:span></text:p>
      <text:p text:style-name="P31"><text:span text:style-name="T22">پ</text:span><text:span text:style-name="T21">رسش مهم</text:span><text:span text:style-name="T16">: کدام هالوژن، در دمای ۴۰۰ درجه سانتی‌گراد با H2 واکنش می‌دهد؟</text:span></text:p>
      <text:p text:style-name="P31"><text:span text:style-name="T16">نکاتی درباره هالوژن‌ها: (هالوژن‌ها در حالت آزاد، سمی/غیرسمی و رنگی/بی‌رنگ، و در حالت ترکیب، </text:span><text:span text:style-name="T17">ـــــ </text:span><text:span text:style-name="T16">و </text:span><text:span text:style-name="T17">ـــــ </text:span><text:span text:style-name="T16">، هستند. )</text:span></text:p>
      <text:p text:style-name="P31"><text:span text:style-name="T16">۱) واژه «هالوژن» به معنی </text:span><text:span text:style-name="T17">ـــــ ـــــ . </text:span><text:span text:style-name="T16">این نافلز‌ها می‌توانند با اغلب فلز‌ها ( به ویژه گروه </text:span><text:span text:style-name="T17">ـــــ </text:span><text:span text:style-name="T16">)</text:span></text:p>
      <text:p text:style-name="P31"><text:span text:style-name="T16">واکنش‌دهند و </text:span><text:span text:style-name="T17">ـــــ </text:span><text:span text:style-name="T16">تولید کنند. مثال:</text:span></text:p>
      <text:p text:style-name="P32"><text:span text:style-name="T16">۲) </text:span><text:span text:style-name="T18">حالت فیزیکی هالوژن‌ها ( در دمای اتاق ): (F2:</text:span><text:span text:style-name="T17"> ـــــ</text:span><text:span text:style-name="T18"> ) (Cl2: </text:span><text:span text:style-name="T17">ـــــ </text:span><text:span text:style-name="T18">) (Br2: </text:span><text:span text:style-name="T17">ـــــ </text:span><text:span text:style-name="T18">) (I2: </text:span><text:span text:style-name="T17">ـــــ </text:span><text:span text:style-name="T18">)</text:span></text:p>
      <text:p text:style-name="P33"><text:span text:style-name="T16">۳) نقطه جوش هالوژن‌ها: </text:span><text:span text:style-name="T17">ـــــ &lt; ـــــ &lt; ـــــ &lt; ـــــ</text:span></text:p>
      <text:p text:style-name="P34"><text:span text:style-name="T17">د</text:span><text:span text:style-name="T16">لیل: در مولکول‌های قطبی/ناقطبی</text:span><text:span text:style-name="T19">، با افزایش جرم و حجم مولکول، نبیروی بین مولکولی </text:span><text:span text:style-name="T17">ـــــ </text:span><text:span text:style-name="T19">می‌شود.</text:span></text:p>
      <text:p text:style-name="P35"><text:span text:style-name="T16">۴) برای تشکیل ترکیب یونی، هالوژن‌ها با </text:span><text:span text:style-name="T17">ـــــ </text:span><text:span text:style-name="T16">یک الکترون به یون </text:span><text:span text:style-name="T17">ـــــ </text:span><text:span text:style-name="T16">تبدیلی می‌شوند.</text:span></text:p>
      <text:p text:style-name="P35"><text:span text:style-name="T16">۵) F، Cl، Br و I فلز/نافلز هستند.</text:span></text:p>
      <text:p text:style-name="P35"><text:span text:style-name="T16">۶) آنیون‌های تشکلیل شده توسط هالوژن‌ها، یون </text:span><text:span text:style-name="T17">ـــــ </text:span><text:span text:style-name="T16">نامیده می‌شوند. ( مثال: Cl- ← </text:span><text:span text:style-name="T17">ـــــ </text:span><text:span text:style-name="T16">)</text:span></text:p>
      <text:p text:style-name="P35"><text:span text:style-name="T16">۷) هالوژن‌ها در حالت آزاد ( مولکول – اتمی ) بی‌رنگ/رنگ هستند و در حالت آنیون یا ترکیب </text:span><text:span text:style-name="T17">ـــــ ـــــ </text:span><text:span text:style-name="T16">اند.</text:span></text:p>
      <text:p text:style-name="P35"><text:span text:style-name="T16">۸) رنگ هالوژن‌ها: (F2(g) ← </text:span><text:span text:style-name="T17">ـــــ </text:span><text:span text:style-name="T16">) (Cl2(g) ← </text:span><text:span text:style-name="T17">ـــــ </text:span><text:span text:style-name="T16">) (Br2(l) ← </text:span><text:span text:style-name="T17">ـــــ </text:span><text:span text:style-name="T16">) (I2(s) ← </text:span><text:span text:style-name="T17">ـــــ </text:span><text:span text:style-name="T16">)</text:span></text:p>
      <text:p text:style-name="P35"><text:span text:style-name="T16">غیررسمی ( تذکر: I2 در حالت بخار و محلول رنگ </text:span><text:span text:style-name="T17">ـــــ </text:span><text:span text:style-name="T16">مایل به </text:span><text:span text:style-name="T17">ـــــ </text:span><text:span text:style-name="T16">دارد. )</text:span></text:p>
      <text:p text:style-name="P35"><text:span text:style-name="T16">رابطه‌ی نمک‌ها و ترکیب‌های یونی</text:span></text:p>
      <text:p text:style-name="P35"><text:span text:style-name="T16">همه </text:span><text:span text:style-name="T17">ـــــ </text:span><text:span text:style-name="T16">جزء </text:span><text:span text:style-name="T17">ـــــ ـــــ </text:span><text:span text:style-name="T16">هستند اما برخی </text:span><text:span text:style-name="T17">ـــــ ـــــ </text:span><text:span text:style-name="T16">، </text:span><text:span text:style-name="T17">ـــــ </text:span><text:span text:style-name="T16">محسوب نمی‌شوند مانند </text:span><text:span text:style-name="T17">ـــــ ـــــ</text:span></text:p>
      <text:p text:style-name="P35"><text:span text:style-name="T17">( </text:span><text:span text:style-name="T16">مانند </text:span><text:span text:style-name="T17">ـــــ </text:span><text:span text:style-name="T16">که </text:span><text:span text:style-name="T17">ـــــ </text:span><text:span text:style-name="T16">است و نمک نیست )</text:span></text:p>
      <text:p text:style-name="P35"><text:span text:style-name="T16"/></text:p>
      <text:p text:style-name="P36"><text:span text:style-name="T16">رفتار‌های «کلی» فلز‌ها مشابه است اما تفاوت‌های قابل توجهی نیز دارند به طوری که:</text:span></text:p>
      <text:p text:style-name="P37"><text:span text:style-name="T16">هر فلز، رفتار‌های « ـــــ » خود را دارد. نمونه: ( شکل‌های حاشیه ص ۱۴ )</text:span></text:p>
      <text:p text:style-name="P37"><text:span text:style-name="T16">سدیم: نرم/سخت است. با چاقو بریده ـــــ و جلای نقره‌ای آن در مجاورت اکسیژن ـــــ به کندی/سرعت از بین می‌رود و ـــــ می‌شود.</text:span></text:p>
      <text:p text:style-name="P37"><text:span text:style-name="T16">آهن: محکم ـــــ ( برای ساخت در و پنجره ) و در هوای خشک/مرطوب با ـــــ خوا به ـــــ واکنش می‌دهد و به ـــــ آهن تبدیل می‌شود.</text:span></text:p>
      <text:p text:style-name="P37"><text:span text:style-name="T16">طلا: در گذر زمان، جلای فلزی خود را ـــــ ـــــ و خوش رنگ و ـــــ می‌ماند. برخی گنبد‌ها و گلدسته‌ها با ـــــ نازکی از طلا ـــــ می‌شود.</text:span></text:p>
      <text:p text:style-name="P37"><text:span text:style-name="T21">دنیایی رنگی با عنصر‌های دسته d</text:span></text:p>
      <text:p text:style-name="P52"><text:span text:style-name="T21">رفتاری شبیه فلز‌های دسته ـــــ و ـــــ دارند: ( مانند همه فلز‌ها رسانای ـــــ و ـــــ ـــــ هستند، ـــــ خوارند و قابلیت تبدیل به ـــــ و ـــــ را دارند ) اما هر یک، رفتار‌های ویژه‌ای نیز دارند.</text:span></text:p>
      <text:p text:style-name="P53"><text:span text:style-name="T21">فلز‌های دسته d به فلز‌های واسطه/اصلی معروف‌اند در حالی که فلز‌های دسته s و p به فلز‌های </text:span><text:span text:style-name="T23">ـــــ </text:span><text:span text:style-name="T21">شهرت دارند.</text:span></text:p>
      <text:p text:style-name="P54"><text:span text:style-name="T21">اغلب فلز‌های واسطه در طبیعت به شکل ترکیب‌های یونی/مولکولی ( مانند </text:span><text:span text:style-name="T23">ـــــ </text:span><text:span text:style-name="T21">، </text:span><text:span text:style-name="T23">ـــــ </text:span><text:span text:style-name="T21">و غیره </text:span><text:span text:style-name="T24">) یافت می‌شوند.</text:span></text:p>
      <text:p text:style-name="P55"><text:span text:style-name="T21">برای نمونه، آهن، دو اکسید طبیعی FeO ( </text:span><text:span text:style-name="T23">ـــــ </text:span><text:span text:style-name="T21">) و Fe_2O_3 ( </text:span><text:span text:style-name="T23">ـــــ </text:span><text:span text:style-name="T21">) دارد.</text:span></text:p>
      <text:p text:style-name="P56"><text:span text:style-name="T21">اغلب عناصر واسطه، دو ویژگی دارند: ترکیبات </text:span><text:span text:style-name="T23">ـــــ </text:span><text:span text:style-name="T21">و ظرفیت‌های </text:span><text:span text:style-name="T23">ـــــ</text:span></text:p>
      <text:p text:style-name="P56"><text:span text:style-name="T23">ر</text:span><text:span text:style-name="T21">نگ سنگ‌های قیمتی فیروزه ( </text:span><text:span text:style-name="T23">ـــــ </text:span><text:span text:style-name="T21">)، یاقوت ( </text:span><text:span text:style-name="T23">ـــــ </text:span><text:span text:style-name="T21">) و زمرد ( </text:span><text:span text:style-name="T23">ـــــ </text:span><text:span text:style-name="T21">) به علت وجود ترکیبات عناصر واسطه در آن‌ها است.</text:span></text:p>
      <text:p text:style-name="P38"><text:span text:style-name="T21">« آرایش الکترونی فلز‌های واسطه »</text:span></text:p>
      <text:p text:style-name="P57"><text:span text:style-name="T21">زیر لایه </text:span><text:span text:style-name="T23">ـــــ </text:span><text:span text:style-name="T21">در آن‌ها در حال پر شدن است:</text:span></text:p>
      <text:p text:style-name="P57"><text:span text:style-name="T21">_{26}Fe^{3+}: </text:span><text:span text:style-name="T23">ـــــ / </text:span><text:span text:style-name="T21">_{26}Fe^{+2}: </text:span><text:span text:style-name="T23">ـــــ / </text:span><text:span text:style-name="T21">_{26}Fe: [ </text:span><text:span text:style-name="T23">ـــــ </text:span><text:span text:style-name="T21">]</text:span></text:p>
      <text:p text:style-name="P57"><text:span text:style-name="T21">نکته مهم: زیرلایه 4s نسبت به 3d؛</text:span></text:p>
      <text:p text:style-name="P57"><text:span text:style-name="T21">زودتر/دیرتر پر می‌شود: چون سطح انرژی </text:span><text:span text:style-name="T23">ـــــ </text:span><text:span text:style-name="T21">دارد، و </text:span><text:span text:style-name="T23">ـــــ </text:span><text:span text:style-name="T21">خالی می‌شود: چون </text:span><text:span text:style-name="T23">ـــــ ـــــ ـــــ</text:span></text:p>
      <text:p text:style-name="P39"><text:span text:style-name="T23">ت</text:span><text:span text:style-name="T21">ست –</text:span><text:span text:style-name="T16"> آرایش الکترونی [Ar]3d^5 متعلق به چند مورد از موارد زیر می‌تواند باشد؟</text:span></text:p>
      <text:list text:style-name="L1">
        <text:list-item>
          <text:p text:style-name="P40"><text:span text:style-name="T16">اتم</text:span></text:p>
        </text:list-item>
        <text:list-item>
          <text:p text:style-name="P40"><text:span text:style-name="T16">کاتیون</text:span></text:p>
        </text:list-item>
        <text:list-item>
          <text:p text:style-name="P40"><text:span text:style-name="T16">آنیون</text:span></text:p>
        </text:list-item>
      </text:list>
      <text:p text:style-name="P39"><text:span text:style-name="T16">۱) فقط اتم<text:tab/>۲) فقط آنیون<text:tab/>۳) اتم و آنیون<text:tab/>۴) فقط کاتیون<text:tab/>۵) فقط یون</text:span></text:p>
      <text:p text:style-name="P41"><text:span text:style-name="T16">خود را بیازمایید صفحه ۱۶ ( به همراه تمرین آرایش الکترونی چند عنصر واسطه دیگر )</text:span></text:p>
      <text:p text:style-name="P42"><text:span text:style-name="T16"/></text:p>
      <text:p text:style-name="P42"><text:span text:style-name="T21">«نکاتی درباره عناصر واسطه تناوب ۴»</text:span></text:p>
      <text:p text:style-name="P58"><text:span text:style-name="T21">۱) همه، ترکیبات </text:span><text:span text:style-name="T23">ـــــ </text:span><text:span text:style-name="T21">دارند، به جز </text:span><text:span text:style-name="T23">ـــــ </text:span><text:span text:style-name="T21">و </text:span><text:span text:style-name="T23">ـــــ</text:span></text:p>
      <text:p text:style-name="P58"><text:span text:style-name="T23">۲</text:span><text:span text:style-name="T21">) همه، ظرفیت‌های </text:span><text:span text:style-name="T23">ـــــ </text:span><text:span text:style-name="T21">دارند، به جز </text:span><text:span text:style-name="T23">ـــــ </text:span><text:span text:style-name="T21">( ظرفیت = </text:span><text:span text:style-name="T23">ـــــ </text:span><text:span text:style-name="T21">) و </text:span><text:span text:style-name="T23">ـــــ </text:span><text:span text:style-name="T21">( ظرفیت = </text:span><text:span text:style-name="T23">ـــــ </text:span><text:span text:style-name="T21">)</text:span></text:p>
      <text:p text:style-name="P58"><text:span text:style-name="T21">۳) مجموع ارقام عدد اتمی = شماره </text:span><text:span text:style-name="T23">ـــــ </text:span><text:span text:style-name="T21">( به جز </text:span><text:span text:style-name="T23">ـــــ </text:span><text:span text:style-name="T21">) مثال: ( شماره </text:span><text:span text:style-name="T23">ـــــ </text:span><text:span text:style-name="T21">= </text:span><text:span text:style-name="T23">ـــــ </text:span><text:span text:style-name="T21">+ </text:span><text:span text:style-name="T23">ـــــ </text:span><text:span text:style-name="T21">_{26}Fe</text:span></text:p>
      <text:p text:style-name="P58"><text:span text:style-name="T21">۴) رقم «دهگان» و «یکان» در عدد اتمی، به ترتیب برابر با شمار الکترون‌های </text:span><text:span text:style-name="T23">ـــــ </text:span><text:span text:style-name="T21">و </text:span><text:span text:style-name="T23">ـــــ </text:span><text:span text:style-name="T21">است ( به جز </text:span><text:span text:style-name="T23">ـــــ </text:span><text:span text:style-name="T21">، </text:span><text:span text:style-name="T23">ـــــ </text:span><text:span text:style-name="T21">و </text:span><text:span text:style-name="T23">ـــــ </text:span><text:span text:style-name="T21">). مثال:</text:span></text:p>
      <text:p text:style-name="P58"><text:span text:style-name="T21">_{26}Fe: [Ar]4s 3d</text:span></text:p>
      <text:p text:style-name="P58"><text:span text:style-name="T21">۵) ظرفیت اصلی ( کمترین ظرفیت ) و بیشترین ظرفیت عناصر واسطه تناوب ۴:</text:span></text:p>
      <text:p text:style-name="P58"><text:span text:style-name="T21">( ممکن است برخی از این عناصر، ظرفیت‌های دیگری بین این دو ظرفیت داشته باشند )</text:span></text:p>
      <text:p text:style-name="P58"><text:span text:style-name="T21">۶) فقط </text:span><text:span text:style-name="T23">ـــــ </text:span><text:span text:style-name="T21">می‌تواند با کمترین ظرفیت ( ظرفیت اصلی ) و « </text:span><text:span text:style-name="T23">ـــــ </text:span><text:span text:style-name="T21">ظرفیت » خود، به آرایش الکترونی گاز نجیب برسد.</text:span></text:p>
      <text:p text:style-name="P59"><text:span text:style-name="T21">۷) در این عناصر، ظرفیت اصلی ( کمترین ظرفیت ) برابر با </text:span><text:span text:style-name="T23">ـــــ </text:span><text:span text:style-name="T21">است. ( به جز </text:span><text:span text:style-name="T23">ـــــ </text:span><text:span text:style-name="T21">و </text:span><text:span text:style-name="T23">ـــــ </text:span><text:span text:style-name="T21">)</text:span></text:p>
      <text:p text:style-name="P59"><text:span text:style-name="T21">خود را بیازمایید صفحه ۱۷: الف) اسکاندیم ( </text:span><text:span text:style-name="T23">ـــــ </text:span><text:span text:style-name="T21">)، نخستین فلز </text:span><text:span text:style-name="T23">ـــــ </text:span><text:span text:style-name="T21">جدول دوره‌ای است.</text:span></text:p>
      <text:p text:style-name="P59"><text:span text:style-name="T21">در وسایل خانه، مانند </text:span><text:span text:style-name="T23">ـــــ ـــــ </text:span><text:span text:style-name="T21">و برخی </text:span><text:span text:style-name="T23">ـــــ ـــــ </text:span><text:span text:style-name="T21">وجود دارد.</text:span></text:p>
      <text:p text:style-name="P43"><text:span text:style-name="T21">طلا ( </text:span><text:span text:style-name="T20">ـــــ </text:span><text:span text:style-name="T16">)</text:span></text:p>
      <text:p text:style-name="P44"><text:span text:style-name="T16">طلا افزون بر ویژگی‌های مشترک با سایر فلز‌ها، ویژگی‌های منحصر به فردی نیز دارد.</text:span></text:p>
      <text:p text:style-name="P44"><text:span text:style-name="T16">بسیار </text:span><text:span text:style-name="T20">ـــــ </text:span><text:span text:style-name="T16">* و </text:span><text:span text:style-name="T20">ـــــ ـــــ </text:span><text:span text:style-name="T16">است. به راحتی به </text:span><text:span text:style-name="T20">ـــــ </text:span><text:span text:style-name="T16">و </text:span><text:span text:style-name="T20">ـــــ </text:span><text:span text:style-name="T16">بسیار نازک ( </text:span><text:span text:style-name="T20">ـــــ </text:span><text:span text:style-name="T16">طلا ) تبدیل می‌شود. رساینایی الکتریکی آن، </text:span><text:span text:style-name="T20">ـــــ </text:span><text:span text:style-name="T16">است و در شرایط گوناگون دمایی، این رسانایی </text:span><text:span text:style-name="T20">ـــــ ـــــ ـــــ </text:span><text:span text:style-name="T16">با </text:span><text:span text:style-name="T20">ـــــ </text:span><text:span text:style-name="T16">های موجود در هواکره و </text:span><text:span text:style-name="T20">ـــــ </text:span><text:span text:style-name="T16">، واکنش </text:span><text:span text:style-name="T20">ـــــ . </text:span><text:span text:style-name="T16">( ساخت وسایل الکتریکی شکل صفحه ۱۷ )</text:span></text:p>
      <text:p text:style-name="P45"><text:span text:style-name="T16">پرتو‌های خورشیدی، از روی ورقه طلا، </text:span><text:span text:style-name="T20">ـــــ </text:span><text:span text:style-name="T16">زیادی دارند.</text:span></text:p>
      <text:p text:style-name="P45"><text:span text:style-name="T16">طلا در طبیعت به صورت </text:span><text:span text:style-name="T20">ـــــ </text:span><text:span text:style-name="T16">( </text:span><text:span text:style-name="T20">ـــــ </text:span><text:span text:style-name="T16">) یافت می‌شود و مقدارش در معادن، بسیار </text:span><text:span text:style-name="T20">ـــــ </text:span><text:span text:style-name="T16">است. برای استخراج آن، باید حجم </text:span><text:span text:style-name="T20">ـــــ </text:span><text:span text:style-name="T16">از </text:span><text:span text:style-name="T20">ـــــ </text:span><text:span text:style-name="T16">معدن استفاده شود. «استخراج طلا»، آثار </text:span><text:span text:style-name="T20">ـــــ ـــــ </text:span><text:span text:style-name="T16">بر محیط زیست برجای می‌گذارد.</text:span></text:p>
      <text:p text:style-name="P45"><text:span text:style-name="T16">دانشمندان، به دنبال راه‌های جدید برای </text:span><text:span text:style-name="T20">ـــــ </text:span><text:span text:style-name="T16">فلز‌ها هستند که ضمن بهره‌بداری از </text:span><text:span text:style-name="T20">ـــــ </text:span><text:span text:style-name="T16">، منجر به کاهش </text:span><text:span text:style-name="T20">ـــــ ـــــ </text:span><text:span text:style-name="T16">محیط زیستی شود و با </text:span><text:span text:style-name="T20">ـــــ </text:span><text:span text:style-name="T16">هماهنگ باشد.</text:span></text:p>
      <text:p text:style-name="P45"><text:span text:style-name="T16">* طلا به اندازه‌ای </text:span><text:span text:style-name="T20">ـــــ </text:span><text:span text:style-name="T16">و </text:span><text:span text:style-name="T20">ـــــ </text:span><text:span text:style-name="T16">است که می‌توان چند گرم از آن را با چکش‌کاری، به </text:span><text:span text:style-name="T20">ـــــ </text:span><text:span text:style-name="T16">با مساحت چند متر مربع تبدیل کرد.</text:span></text:p>
      <text:p text:style-name="P45"><text:span text:style-name="T21">«عنصر‌ها به چه شکلی در طبیعت یافت می‌شوند؟»</text:span></text:p>
      <text:p text:style-name="P45"><text:span text:style-name="T16">شکل ۹ صفحه ۱۸: </text:span><text:span text:style-name="T20">ـــــ ـــــ </text:span><text:span text:style-name="T16">، </text:span><text:span text:style-name="T20">ـــــ ـــــ </text:span><text:span text:style-name="T16">، </text:span><text:span text:style-name="T20">ـــــ </text:span><text:span text:style-name="T16">(II) </text:span><text:span text:style-name="T20">ـــــ </text:span><text:span text:style-name="T16">و </text:span><text:span text:style-name="T20">ـــــ </text:span><text:span text:style-name="T16">، نمونه‌هایی از «کانی‌های» موجود در طبیعت هستند.</text:span></text:p>
      <text:p text:style-name="P45"><text:span text:style-name="T16">اغلب عناصر در طبیعت، به شکل آزاد/ترکیب یافت می‌شوند، هرچند،</text:span></text:p>
      <text:p text:style-name="P45"><text:span text:style-name="T16">برخی نافلز‌ها مانند </text:span><text:span text:style-name="T20">ـــــ </text:span><text:span text:style-name="T16">، </text:span><text:span text:style-name="T20">ـــــ </text:span><text:span text:style-name="T16">و </text:span><text:span text:style-name="T20">ـــــ</text:span></text:p>
      <text:p text:style-name="P45"><text:span text:style-name="T20">و </text:span><text:span text:style-name="T16">برخی فلز‌ها مانند </text:span><text:span text:style-name="T20">ـــــ </text:span><text:span text:style-name="T16">، </text:span><text:span text:style-name="T20">ـــــ </text:span><text:span text:style-name="T16">و </text:span><text:span text:style-name="T20">ـــــ </text:span><text:span text:style-name="T16">به شکل آزاد در طبیعت وجود دارند.</text:span></text:p>
      <text:p text:style-name="P45"><text:span text:style-name="T16">( البته نافلز‌های مذکور، و نیز فلز </text:span><text:span text:style-name="T20">ـــــ </text:span><text:span text:style-name="T16">به شکل </text:span><text:span text:style-name="T20">ـــــ </text:span><text:span text:style-name="T16">نیز در طبیعت یافت می‌شوند. )</text:span></text:p>
      <text:p text:style-name="P46"><text:span text:style-name="T16">در میان فلز‌ها، تنها «طلا» به شکل </text:span><text:span text:style-name="T20">ـــــ </text:span><text:span text:style-name="T16">ها یا </text:span><text:span text:style-name="T20">ـــــ </text:span><text:span text:style-name="T16">های «زرد»، لا به لای خاک یافت می‌شود. ( حاشیه صفحه ۱۸ )</text:span></text:p>
      <text:p text:style-name="P47"><text:span text:style-name="T21">«حالت آزاد»</text:span></text:p>
      <text:p text:style-name="P47"><text:span text:style-name="T16">در یک عنصر یعنی، اتم‌های آن با اتمی </text:span><text:span text:style-name="T20">ـــــ</text:span></text:p>
      <text:p text:style-name="P47"><text:span text:style-name="T20">۱</text:span><text:span text:style-name="T16">) از عنصر دیگر پیوند نداده باشد.<text:tab/>۲) دیگر پیوند نداده باشد.<text:tab/>(شماره </text:span><text:span text:style-name="T20">ـــــ </text:span><text:span text:style-name="T16">= ترکیب )</text:span></text:p>
      <text:p text:style-name="P47"><text:span text:style-name="T21">پرسش – </text:span><text:span text:style-name="T16">چند مورد، حالت آزاد هیدروژن است؟</text:span></text:p>
      <text:p text:style-name="P47"><text:span text:style-name="T16">۱)<text:tab/>H<text:tab/>۲)H-Cl<text:tab/>۳) H-H</text:span></text:p>
      <text:p text:style-name="P48"><text:span text:style-name="T21">روش شناسایی کاتیون‌های آهن ( واکنش‌ها، موازنه شوند. ) </text:span><text:span text:style-name="T16">( کاوش کنید ۱ صفحه ۱۹ )</text:span></text:p>
      <text:p text:style-name="P47"><text:span text:style-name="T16">ج) آزمایش ۱ صفحه ۱۹ ( شناسایی Fe^{2+} ) به کمک یون </text:span><text:span text:style-name="T20">ـــــ</text:span></text:p>
      <text:p text:style-name="P49"><text:span text:style-name="T16">(aq)+ <text:s text:c="2"/>(aq) → <text:s text:c="2"/>(s)+ <text:s text:c="2"/>(aq)</text:span></text:p>
      <text:p text:style-name="P47"><text:span text:style-name="T16">ث) رسوب </text:span><text:span text:style-name="T20">ـــــ </text:span><text:span text:style-name="T16">رنگ<text:tab/><text:tab/>چ) یون </text:span><text:span text:style-name="T20">ـــــ </text:span><text:span text:style-name="T16">، شناساگر یون </text:span><text:span text:style-name="T20">ـــــ </text:span><text:span text:style-name="T16">است.</text:span></text:p>
      <text:p text:style-name="P47"><text:span text:style-name="T16">پ) آزمایش ۲ صفحه ۱۹ ( شناسایی Fe^{3+} ) به کمک یون </text:span><text:span text:style-name="T20">ـــــ</text:span></text:p>
      <text:p text:style-name="P49"><text:span text:style-name="T20">(</text:span><text:span text:style-name="T16">aq)+ <text:s text:c="3"/>(aq) → <text:s text:c="2"/>(s)+ <text:s text:c="3"/>(aq)</text:span></text:p>
      <text:p text:style-name="P47"><text:span text:style-name="T20">ب</text:span><text:span text:style-name="T16">) رسوب </text:span><text:span text:style-name="T20">ـــــ<text:tab/><text:tab/><text:tab/></text:span><text:span text:style-name="T16">ت) یون </text:span><text:span text:style-name="T20">ـــــ </text:span><text:span text:style-name="T16">، شناساگر یون </text:span><text:span text:style-name="T20">ـــــ </text:span><text:span text:style-name="T16">نیز هست.</text:span></text:p>
      <text:p text:style-name="P47"><text:span text:style-name="T16">تذکر: روش شناسایی یک ذره، باید </text:span><text:span text:style-name="T20">ـــــ </text:span><text:span text:style-name="T16">«ویژه» و مشخص، ایجاد کند، به شکلی که؛</text:span></text:p>
      <text:p text:style-name="P47"><text:span text:style-name="T16">یون مورد نظر/یون شناساگر، فقط با یون مورد نظر/یون شناساگر، آن </text:span><text:span text:style-name="T20">ـــــ </text:span><text:span text:style-name="T16">را ایجاد کند.</text:span></text:p>
      <text:p text:style-name="P47"><text:span text:style-name="T16">نکته ۱: دو ترکیب یونی، در محلول </text:span><text:span text:style-name="T20">ـــــ </text:span><text:span text:style-name="T16">( </text:span><text:span text:style-name="T20">ـــــ </text:span><text:span text:style-name="T16">)، فقط به شرطی واکنش می‌دهند که </text:span><text:span text:style-name="T20">ـــــ </text:span><text:span text:style-name="T16">یا </text:span><text:span text:style-name="T20">ـــــ </text:span><text:span text:style-name="T16">یا </text:span><text:span text:style-name="T20">ـــــ </text:span><text:span text:style-name="T16">تولید شود.</text:span></text:p>
      <text:p text:style-name="P47"><text:span text:style-name="T16">نکته ۲: در واکنش جابه‌جایی دوگانه، ظرفیت هر ذره، در دو طرف واکنش یکسان </text:span><text:span text:style-name="T20">ـــــ</text:span></text:p>
      <text:p text:style-name="P47"><text:span text:style-name="T16">آزمایش ۳ صفحه ۱۹: </text:span><text:span text:style-name="T20">( </text:span><text:span text:style-name="T16">واکنش‌ها موازنه شوند. ) ابتدا، میخ زنگ‌زده را در محلول Hcl وارد می‌کنیم:</text:span></text:p>
      <text:p text:style-name="P49"><text:span text:style-name="T16">ب) Fe_2O_3(s)+HCl(aq) → </text:span><text:span text:style-name="T20">ـــــ </text:span><text:span text:style-name="T16">(aq) + _____ ( </text:span><text:span text:style-name="T20">ـــــ </text:span><text:span text:style-name="T16">)</text:span></text:p>
      <text:p text:style-name="P47"><text:span text:style-name="T16">سپس، به این سامانه، محلول آبی «سود» می‌افزاییم:</text:span></text:p>
      <text:p text:style-name="P49"><text:span text:style-name="T16">پ) ____ (aq) + <text:s text:c="2"/>NaOH(aq) → </text:span><text:span text:style-name="T20">ـــــ </text:span><text:span text:style-name="T16">(s) + </text:span><text:span text:style-name="T20">ـــــ </text:span><text:span text:style-name="T16">(aq)</text:span></text:p>
      <text:p text:style-name="P47"><text:span text:style-name="T16">ت) رسوب </text:span><text:span text:style-name="T20">ـــــ<text:tab/><text:tab/><text:tab/></text:span><text:span text:style-name="T16">ث) این دو واکنش نشانگر وجود یون </text:span><text:span text:style-name="T20">ـــــ </text:span><text:span text:style-name="T16">در زنگ آهن ( </text:span><text:span text:style-name="T20">ـــــ </text:span><text:span text:style-name="T16">) است.</text:span></text:p>
      <text:p text:style-name="P47"><text:span text:style-name="T16">یادداشت ( در حد کتاب درسی شیمی ۳): اغلب عناصر فلزی می‌توانند با Hcl(aq) یک مولار، واکنش دهند به جز فلز‌های APAC ( </text:span><text:span text:style-name="T20">ـــــ </text:span><text:span text:style-name="T16">، </text:span><text:span text:style-name="T20">ـــــ </text:span><text:span text:style-name="T16">، </text:span><text:span text:style-name="T20">ـــــ </text:span><text:span text:style-name="T16">، </text:span><text:span text:style-name="T20">ـــــ </text:span><text:span text:style-name="T16">)</text:span></text:p>
      <text:p text:style-name="P47"><text:span text:style-name="T16">کاوش کنید ۲ صفحه ۲۰:</text:span></text:p>
      <text:p text:style-name="P49"><text:span text:style-name="T16">(I) Fe(s) + CuSO_4(aq) →</text:span></text:p>
      <text:p text:style-name="P49"><text:span text:style-name="T16">(II) Cu(s) + FeSO_4(aq) →</text:span></text:p>
      <text:p text:style-name="P47"><text:span text:style-name="T16">در واکنش (I)، فلز سمت چپ ( </text:span><text:span text:style-name="T20">ـــــ </text:span><text:span text:style-name="T16">) واکنش را انجام</text:span><text:span text:style-name="T20"> ـــــ </text:span><text:span text:style-name="T16">است. ( </text:span><text:span text:style-name="T20">ـــــ </text:span><text:span text:style-name="T16">می‌تواند به </text:span><text:span text:style-name="T20">ـــــ </text:span><text:span text:style-name="T16">الکترون دهد. )</text:span></text:p>
      <text:p text:style-name="P47"><text:span text:style-name="T16">در واکنش (II)،‌فلز سمت چپ ( </text:span><text:span text:style-name="T20">ـــــ </text:span><text:span text:style-name="T16">) واکنش را انجام </text:span><text:span text:style-name="T20">ـــــ </text:span><text:span text:style-name="T16">است. ( </text:span><text:span text:style-name="T20">ـــــ </text:span><text:span text:style-name="T16">نمی‌تواند به </text:span><text:span text:style-name="T20">ـــــ </text:span><text:span text:style-name="T16">الکترون دهد. )</text:span></text:p>
      <text:p text:style-name="P50"><text:span text:style-name="T16">نتیجه: </text:span><text:span text:style-name="T20">ـــــ </text:span><text:span text:style-name="T16">از </text:span><text:span text:style-name="T20">ـــــ </text:span><text:span text:style-name="T16">واکنش‌پذیر‌تر است.</text:span></text:p>
      <text:p text:style-name="P50"><text:span text:style-name="T16">نکته ۳: در واکنش جابه‌جایی یگانه، حتماً در واکنش، بار </text:span><text:span text:style-name="T20">ـــــ </text:span><text:span text:style-name="T16">ذره تغییر می‌کند.</text:span></text:p>
      <text:p text:style-name="P50"><text:span text:style-name="T16">نکته ۴: اگر واکنش «فلزی» با محلول آبی کاتیون «فلز» دیگر، خود به خود انجام‌پذیر باشد، واکنش عکس ( برگشت )، حتماً </text:span><text:span text:style-name="T20">ـــــ </text:span><text:span text:style-name="T16">خود به خودی است.</text:span></text:p>
      <text:p text:style-name="P50"><text:span text:style-name="T16"/></text:p>
      <text:p text:style-name="P50"><text:soft-page-break/><text:span text:style-name="T16">خوب است بدانیم:</text:span></text:p>
      <text:p text:style-name="P51"><text:span text:style-name="T16">Fe + HCl → </text:span><text:span text:style-name="T20">ـــــ </text:span><text:span text:style-name="T16">+ H_2<text:tab/>/<text:tab/>Fe+Cl_2 → </text:span><text:span text:style-name="T20">ـــــ</text:span></text:p>
      <text:p text:style-name="P51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6T01:15:30.115923048</dc:date>
    <meta:editing-duration>P1DT8H20M34S</meta:editing-duration>
    <meta:editing-cycles>39</meta:editing-cycles>
    <meta:generator>LibreOffice/7.4.7.2$Linux_X86_64 LibreOffice_project/40$Build-2</meta:generator>
    <meta:document-statistic meta:table-count="0" meta:image-count="0" meta:object-count="0" meta:page-count="9" meta:paragraph-count="154" meta:word-count="2291" meta:character-count="11330" meta:non-whitespace-character-count="9146"/>
  </office:meta>
</office:document-meta>
</file>